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6b6f" officeooo:paragraph-rsid="000b6b6f"/>
    </style:style>
    <style:style style:name="P2" style:family="paragraph" style:parent-style-name="Standard">
      <style:text-properties officeooo:rsid="000bf4e1" officeooo:paragraph-rsid="000bf4e1"/>
    </style:style>
    <style:style style:name="P3" style:family="paragraph" style:parent-style-name="Standard">
      <style:text-properties officeooo:rsid="000d114e" officeooo:paragraph-rsid="000d114e"/>
    </style:style>
    <style:style style:name="P4" style:family="paragraph" style:parent-style-name="Standard">
      <style:text-properties officeooo:rsid="000efef7" officeooo:paragraph-rsid="000efef7"/>
    </style:style>
    <style:style style:name="T1" style:family="text">
      <style:text-properties officeooo:rsid="000bf4e1"/>
    </style:style>
    <style:style style:name="T2" style:family="text">
      <style:text-properties officeooo:rsid="000d114e"/>
    </style:style>
    <style:style style:name="T3" style:family="text">
      <style:text-properties officeooo:rsid="000d49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ono per:</text:p>
      <text:p text:style-name="P1"/>
      <text:p text:style-name="P1"><text:span text:style-name="T2">3</text:span>* raccolte differenziate</text:p>
      <text:p text:style-name="P1">1* letto rifatto</text:p>
      <text:p text:style-name="P1">1* camera pulita</text:p>
      <text:p text:style-name="P1">1* pizza</text:p>
      <text:p text:style-name="P1">1* sushi</text:p>
      <text:p text:style-name="P1">1* <text:span text:style-name="T3">1</text:span>0 euro di benzina</text:p>
      <text:p text:style-name="P1">1<text:span text:style-name="T1">* favore da Marco</text:span></text:p>
      <text:p text:style-name="P2">1* favore da Sara</text:p>
      <text:p text:style-name="P2">1* favore da Matteo</text:p>
      <text:p text:style-name="P3">1* ingresso per la piscina</text:p>
      <text:p text:style-name="P4">1* birra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8T21:46:57.940000000</meta:creation-date>
    <dc:date>2025-07-08T22:09:01.189000000</dc:date>
    <meta:editing-duration>PT22M1S</meta:editing-duration>
    <meta:editing-cycles>5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2" meta:word-count="39" meta:character-count="192" meta:non-whitespace-character-count="165"/>
  </office:meta>
</office:document-meta>
</file>